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6319in"/>
    </style:style>
    <style:style style:name="co27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76"/>
        <table:table-column table:style-name="co5" table:default-cell-style-name="ce76"/>
        <table:table-column table:style-name="co6" table:default-cell-style-name="ce84"/>
        <table:table-column table:style-name="co7" table:default-cell-style-name="ce84"/>
        <table:table-column table:style-name="co8" table:default-cell-style-name="ce76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10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0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number-columns-repeated="2"/>
          <table:table-cell table:style-name="ce136"/>
          <table:table-cell/>
          <table:table-cell table:style-name="ce60"/>
          <table:table-cell table:style-name="Default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2" calcext:value-type="float">
            <text:p>8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table:style-name="ce7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149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table:style-name="ce149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 table:style-name="ce7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8.84" calcext:value-type="float">
            <text:p>8.8</text:p>
          </table:table-cell>
          <table:table-cell table:style-name="ce9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7"/>
          <table:table-cell/>
          <table:table-cell table:style-name="ce149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5"/>
        <table:table-column table:style-name="co12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6"/>
        <table:table-column table:style-name="co19" table:default-cell-style-name="Default"/>
        <table:table-column table:style-name="co24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3"/>
          <table:table-cell table:style-name="ce152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10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"/>
          <table:table-cell table:style-name="ce78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51" office:value-type="string" calcext:value-type="string">
            <text:p>Week 09</text:p>
          </table:table-cell>
          <table:table-cell table:style-name="ce135"/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78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7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36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77"/>
          <table:table-cell table:style-name="ce145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8.306" calcext:value-type="float">
            <text:p>8.3</text:p>
          </table:table-cell>
          <table:table-cell/>
          <table:table-cell table:style-name="ce125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;[.AI14])" office:value-type="float" office:value="7.86" calcext:value-type="float">
            <text:p>7.9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8.792" calcext:value-type="float">
            <text:p>8.8</text:p>
          </table:table-cell>
          <table:table-cell/>
          <table:table-cell table:style-name="ce125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;[.AI15])" office:value-type="float" office:value="8.42" calcext:value-type="float">
            <text:p>8.4</text:p>
          </table:table-cell>
          <table:table-cell table:style-name="ce7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56" calcext:value-type="float">
            <text:p>9.6</text:p>
          </table:table-cell>
          <table:table-cell/>
          <table:table-cell table:style-name="ce125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;[.AI16])" office:value-type="float" office:value="9.5" calcext:value-type="float">
            <text:p>9.5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624" calcext:value-type="float">
            <text:p>8.6</text:p>
          </table:table-cell>
          <table:table-cell/>
          <table:table-cell table:style-name="ce125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;[.AI17])" office:value-type="float" office:value="8.74" calcext:value-type="float">
            <text:p>8.7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92" calcext:value-type="float">
            <text:p>8.5</text:p>
          </table:table-cell>
          <table:table-cell/>
          <table:table-cell table:style-name="ce125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;[.AI18])" office:value-type="float" office:value="8.52" calcext:value-type="float">
            <text:p>8.5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8.912" calcext:value-type="float">
            <text:p>8.9</text:p>
          </table:table-cell>
          <table:table-cell/>
          <table:table-cell table:style-name="ce125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;[.AI19])" office:value-type="float" office:value="9.12" calcext:value-type="float">
            <text:p>9.1</text:p>
          </table:table-cell>
          <table:table-cell table:style-name="ce76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8" table:formula="of:=(0.1*[.G20])+(0.6*[.H20])+(0.3*[.I20])" office:value-type="float" office:value="9.158" calcext:value-type="float">
            <text:p>9.2</text:p>
          </table:table-cell>
          <table:table-cell table:style-name="ce75"/>
          <table:table-cell table:style-name="ce125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;[.AI20])" office:value-type="float" office:value="9.38" calcext:value-type="float">
            <text:p>9.4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626" calcext:value-type="float">
            <text:p>9.6</text:p>
          </table:table-cell>
          <table:table-cell/>
          <table:table-cell table:style-name="ce125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;[.AI21])" office:value-type="float" office:value="9.66" calcext:value-type="float">
            <text:p>9.7</text:p>
          </table:table-cell>
          <table:table-cell table:style-name="ce7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8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5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;[.AI22])" office:value-type="float" office:value="9.28" calcext:value-type="float">
            <text:p>9.3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3"/>
          <table:table-cell table:style-name="ce152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10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11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style-name="ce128"/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126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50"/>
          <table:table-cell table:style-name="ce131"/>
          <table:table-cell table:style-name="ce150"/>
          <table:table-cell table:style-name="ce13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float" office:value="6.1" calcext:value-type="float">
            <text:p>6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9.17" calcext:value-type="float">
            <text:p>9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float" office:value="9.3" calcext:value-type="float">
            <text:p>9.3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35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float" office:value="9.1" calcext:value-type="float">
            <text:p>9.1</text:p>
          </table:table-cell>
          <table:table-cell table:style-name="ce76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4" calcext:value-type="float">
            <text:p>8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float" office:value="7.95" calcext:value-type="float">
            <text:p>8.0</text:p>
          </table:table-cell>
          <table:table-cell table:style-name="ce76"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float" office:value="8.3" calcext:value-type="float">
            <text:p>8.3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14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9.41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float" office:value="9.35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float" office:value="7.37" calcext:value-type="float">
            <text:p>7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float" office:value="6" calcext:value-type="float">
            <text:p>6.0</text:p>
          </table:table-cell>
          <table:table-cell table:style-name="ce76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" calcext:value-type="float">
            <text:p>7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6"/>
          <table:table-cell table:style-name="ce78" table:formula="of:=(0.1*[.G21])+(0.6*[.H21])+(0.3*[.I21])" office:value-type="float" office:value="9.62" calcext:value-type="float">
            <text:p>9.6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float" office:value="9.6" calcext:value-type="float">
            <text:p>9.6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4"/>
          <table:table-cell table:style-name="ce78" table:formula="of:=(0.1*[.G22])+(0.6*[.H22])+(0.3*[.I22])" office:value-type="float" office:value="9.56" calcext:value-type="float">
            <text:p>9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125" table:number-columns-repeated="2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09:49:15.296523872</dc:date>
    <meta:editing-duration>P3DT12H31M14S</meta:editing-duration>
    <meta:editing-cycles>632</meta:editing-cycles>
    <meta:generator>LibreOffice/7.3.7.2$Linux_X86_64 LibreOffice_project/30$Build-2</meta:generator>
    <meta:document-statistic meta:table-count="3" meta:cell-count="678" meta:object-count="0"/>
  </office:meta>
</office:document-meta>
</file>